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6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uri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0pt" style:language-asian="none" style:country-asian="none" style:font-style-asian="normal" style:font-weight-asian="normal" style:font-name-complex="Courie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google.co.jp/search?q=linux+awk&amp;lr=lang_ja&amp;hl=ja&amp;tbs=lr%3Alang_1ja&amp;sxsrf=ALeKk014mK59QNTjrDjPLErrDWPCuqlLOQ%3A1628840157974&amp;ei=3SAWYazmOobc0gSpzIywBw&amp;oq=linux+awk&amp;gs_lcp=Cgdnd3Mtd2l6EAMyBAgjECcyBQgAEIAEMgUIABCABDIFCAAQgAQyBQgAEIAEMgUIABCABDIFCAAQgAQyBQgAEIAEOggIABCABBCxAzoLCAAQgAQQsQMQgwE6DQgAEIAEELEDEIMBEAQ6CQgAEIAEEAQQCjoHCAAQgAQQBDoHCCMQ6gIQJzoKCAAQsQMQgwEQQzoECAAQQzoHCAAQsQMQQ0oECEEYAFCB7-0CWM2T7gJgn5juAmgDcAB4AIABygGIAYsKkgEFOC4zLjGYAQCgAQGwAQrAAQE&amp;sclient=gws-wiz&amp;ved=0ahUKEwjsyIu4vq3yAhUGrpQKHSkmA3YQ4dUDCA4&amp;uact=5" xlink:type="simple">https://www.google.co.jp/search?q=linux+awk&amp;lr=lang_ja&amp;hl=ja&amp;tbs=lr%3Alang_1ja&amp;sxsrf=ALeKk014mK59QNTjrDjPLErrDWPCuqlLOQ%3A1628840157974&amp;ei=3SAWYazmOobc0gSpzIywBw&amp;oq=linux+awk&amp;gs_lcp=Cgdnd3Mtd2l6EAMyBAgjECcyBQgAEIAEMgUIABCABDIFCAAQgAQyBQgAEIAEMgUIABCABDIFCAAQgAQyBQgAEIAEOggIABCABBCxAzoLCAAQgAQQsQMQgwE6DQgAEIAEELEDEIMBEAQ6CQgAEIAEEAQQCjoHCAAQgAQQBDoHCCMQ6gIQJzoKCAAQsQMQgwEQQzoECAAQQzoHCAAQsQMQQ0oECEEYAFCB7-0CWM2T7gJgn5juAmgDcAB4AIABygGIAYsKkgEFOC4zLjGYAQCgAQGwAQrAAQE&amp;sclient=gws-wiz&amp;ved=0ahUKEwjsyIu4vq3yAhUGrpQKHSkmA3YQ4dUDCA4&amp;uact=5</text:a></text:p>
          </table:table-cell>
        </table:table-row>
      </table:table>
      <table:table table:name="AWK実践入門" table:style-name="ta1">
        <table:table-column table:style-name="co2" table:default-cell-style-name="ce3"/>
        <table:table-column table:style-name="co1" table:number-columns-repeated="1023" table:default-cell-style-name="ce3"/>
        <table:table-row table:style-name="ro1">
          <table:table-cell table:style-name="ce2" office:value-type="string" calcext:value-type="string">
            <text:p>第1章　awkとコマンドラインインターフェイス（CLI）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.1　プログラミング言語aw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wkの歴史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wkの種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.2　コマンドラインインターフェイスを駆使してawkを使いこなす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L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あなたとOSの仲立ち「SHELL」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コマンドの実行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コマンドの直列実行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複数のコマンドをつなぐ「パイプ」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入出力先を変更する「リダイレクト」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画面で確認しながら，ファイルにも「リダイレクト」したいならte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HELLじゃなくて，awkに解釈してもらいたいところは「エスケープ」しよう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.3　コマンドラインツールいろいろ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atでファイルの結合と出力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行の並べ替えはsortにおまかせ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重複行をまとめるuniq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cで行，単語，文字を数え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文字列検索のスペシャリストgrep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テキストストリームをまとめて加工s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どのツールを使う？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.4　エディタを使ってスクリプトを書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.5　bashのコマンドライン編集機能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lum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　もっとCLIを理解したい人へ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　gawkのインストール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第2章　awkの言語仕様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.1　awkの使い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.2　言語の構造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.3　入力列の構造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レコード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フィールド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.4　パターン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BEGINとEN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BEGINFILEとENDFI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比較演算式と論理演算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4］正規表現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5］パターンの範囲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6］複合パターン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.5　アクション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.6　定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.7　変数，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.8　特別な変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.9　配列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多次元配列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配列要素の消去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.10　式，演算子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算術演算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比較演算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論理演算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4］文字列演算子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.11　制御構造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順次構造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選択構造 if構文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選択構造 switch構文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4］反復構造 while構文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5］反復構造 do構文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6］反復構造 for構文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7］配列の要素を列挙するfor構文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8］添字の順序の指定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9］制御文 breakとcontinu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0］制御文 nextとexi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.12　出力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pri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print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.13　関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数学関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文字列操作関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型関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.14　ユーザー定義関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.15　Indirect関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.16　入力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.17　外部プログラムとの連携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lum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　制御の流れ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第3章　正規表現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3.1　正規表現とは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正規表現とパターン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文字と文字列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正規表現の構文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4］正規表現の流れ図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3.2　正規表現式の演算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文字列の選択　選択 A|B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文字列の連結　連結 AB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あってもなくてもよい文字列　一項選択 A？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4］文字列のグループ化　括弧 （A）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5］文字列の正の繰り返し　正閉包 A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6］空列を含む繰り返し　閉包 A＊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7］指定された回数の繰り返し　｛n, m｝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3.3　文字の指定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何にでもマッチする文字　ワイルド文字 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特別な意味を持つ文字　メタ文字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特別な文字を普通の文字に　エスケープ \c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4］普通には表せない文字　特殊文字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5］新しい特殊文字　gawkのみで利用可能な特殊文字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6］文字の範囲の指定　文字クラス ［abc］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7］文字の順序と範囲の指定　順序による指定 ［a-c］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8］文字クラスの表記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9］文字の範囲の除外　範囲の除外 ［^abc］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0］文字クラス中の特別な文字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1］文字コードによる文字の指定　73，\x6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2］全角文字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3.4　正規表現と文字列マッチン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正規表現の使い道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awk中の特別な文字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マッチングと一致列の位置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4］入力列の位置指定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5］マッチングで取り出される文字列　最左最長な一致列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3.5　正規表現の作り方と使い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応用例（1）　整数と実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応用例（2）　郵便番号と電話番号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lum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　空式ε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　正規表現の等式クイズ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　正規表現の仕様：POSIXとLSB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　文字列の否定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　正規表現のすごろくゲーム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第4章　awkスクリプト集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4.1　1行スクリプト（ワンライナー）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表示する行の指定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表示する行の範囲の指定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空白行の削除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4］連続する同じ行の削除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5］ファイルを読み込んだ後の処理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6］行やフィールドの個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7］行やフィールドの番号付け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8］ある文字列を含む行やフィールドの個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9］ある文字列にマッチするフィールドの検索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0］数値フィールドの総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1］フィールド単位の加工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2］フィールドや行の順序をひっくり返して表示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3］1行の出力幅の指定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4］マッチングによる文字列の置換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5］エスケープ・シーケンスを用いた文字列の置換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6］区切りの変更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7］アイテムが重複している行を抽出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4.2　文字列操作関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文字列の挿入と削除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文字列の繰返しと裏返し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アスキーコードへの変換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4］文字の置換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4.3　ユーザー定義の数値処理関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最大公約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ランダム整数列の発生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四捨五入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4］秒数を時間単位に変換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5］曜日の算出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6］階乗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7］数式への代入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8］数式の定数倍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9］数式の加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0］数式の乗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4.4　入出力補助関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オプション指定値の読み込み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一時ファイル名の作成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カラー出力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4.5　レコードとフィールドの処理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ファイルの先頭部分と末尾部分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フィールドの出現回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フィールドの配列への格納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4］フィールドの整形出力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5］フィールド配列の二段出力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4.6　基本的なテキスト処理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テキストの大き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記号の出現回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タブとスペースの変換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4］1行の長さをそろえて表示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5］行番号と桁番号の表示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4.7　数表の処理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n進数の変換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集計（1）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集計（2）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4］フィールド値によるソー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5］クイックソー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6］マージソー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4.8　複雑な正規表現の生成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文字列自身を表す正規表現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正規表現式の連結と繰返し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文字列の先頭部分と巡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4.9　正規表現の拡張マッチング関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最左最短マッチン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連続マッチング（1）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連続マッチング（2）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lum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　クイックソートのアルゴリズム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　マージソートのアルゴリズム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第5章　awkの活用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5.1　文字列のデータ収集と統計処理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awkで暗号解読支援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ローリングハッシュによる文字列の部分一致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編集距離による文字列の類似度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4］少しランダムな整数列の生成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5］マルコフ情報源によるランダム文字列の生成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5.2　データベース管理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カレンダー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住所録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小遣い帳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4］連想配列による集合演算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5］レコード形式とCSV形式のデータベー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6］関係データベースのテーブルの結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7］買い物かごの分析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5.3　サーバー管理とログ解析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Webサーバーのログの解析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SNSのデータ分析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5.4　組み合わせの計算と位相グラフのデータ構造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関数のグラ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順列と組み合わせの列挙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正整数の分割の列挙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4］木構造の算法とディレクトリ構造への応用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5］有向グラフの隣接行列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6］ダイクストラ法によるネットワークの最短経路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5.5　awkでパズルとゲーム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簡単な性格診断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三目並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ライフゲーム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4］迷路の探索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5］ソリティアの解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6］ナンバースライドの解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7］覆面算の解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5.6　英文テキストの処理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英文テキストのスタイル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単語の検索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文の検出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4］正規表現のマクロ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5.7　日本語テキストの処理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表形式での出力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文書整形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辞書による置換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4］対話的な文字列の置換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5.8　awkとプログラミング言語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言語の構文解析のレベル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括弧の対応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awkでlisp？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4］後置記法の数式電卓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5.9　1行エディタ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1］1行エディタの起動とコマンド入力形式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2］1行エディタのコマンド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3］使用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［4］プログラムの解説と拡張の指針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lum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　動的計画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　編集距離と生命情報工学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　マルコフモデルとマルコフ連鎖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　関係データベースの正規化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　階乗記数法と単純順列の列挙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　awkプログラムを作るコツ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　前置記法と後置記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　スタックとキュー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付録　gawkクイックリファレンス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.1　gawkの実行方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.2　gawkで使用できるパターン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.3　アクションの中で使用できる文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.4　記号\でエスケープされた特殊文字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.5　特別な意味を持つ変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.6　gawkで使える演算子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.7　配列の開放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.8　組み込み関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.9　gawkで定義済みのファイル名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.10　gawkで使用する正規表現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.11　数学定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.12　アスキーコード表</text:p>
          </table:table-cell>
          <table:table-cell table:number-columns-repeated="1023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00/00/00</text:date>, <text:time style:data-style-name="N2" text:time-value="19:49:42.974714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13T18:21:27.818024626</meta:creation-date>
    <meta:generator>LibreOffice/7.1.5.2$MacOSX_X86_64 LibreOffice_project/85f04e9f809797b8199d13c421bd8a2b025d52b5</meta:generator>
    <dc:date>2021-12-01T19:50:02.176099463</dc:date>
    <meta:editing-duration>PT7M33S</meta:editing-duration>
    <meta:editing-cycles>4</meta:editing-cycles>
    <meta:document-statistic meta:table-count="2" meta:cell-count="262" meta:object-count="0"/>
    <meta:user-defined meta:name=""/>
  </office:meta>
</office:document-meta>
</file>